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6bd" officeooo:paragraph-rsid="000996bd" style:font-size-asian="15pt" style:font-size-complex="15pt"/>
    </style:style>
    <style:style style:name="T1" style:family="text">
      <style:text-properties officeooo:rsid="000c2b19"/>
    </style:style>
    <style:style style:name="T2" style:family="text">
      <style:text-properties officeooo:rsid="000c41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<text:span text:style-name="T2">orld est un fichier te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6:06:03.671755288</meta:creation-date>
    <dc:date>2023-03-09T08:07:14.948676148</dc:date>
    <meta:editing-duration>PT4M2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31" meta:non-whitespace-character-count="26"/>
  </office:meta>
</office:document-meta>
</file>